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sul" fo:font-weight="bold" officeooo:paragraph-rsid="0007818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sul" fo:font-weight="normal" officeooo:paragraph-rsid="00078181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sul" fo:font-weight="normal" officeooo:paragraph-rsid="00078181" style:font-weight-asian="normal" style:font-weight-complex="normal"/>
    </style:style>
    <style:style style:name="T1" style:family="text">
      <style:text-properties officeooo:rsid="0007818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LD27</text:span></text:p>
      <text:p text:style-name="P1"><text:span text:style-name="T1">Game Design Document</text:span></text:p>
      <text:p text:style-name="P2"><text:span text:style-name="T1"/></text:p>
      <text:list xml:id="list1339048211925048433" text:style-name="L1">
        <text:list-item>
          <text:p text:style-name="P3"><text:span text:style-name="T1">Twin-stick shooter</text:span></text:p>
        </text:list-item>
        <text:list-item>
          <text:p text:style-name="P3"><text:span text:style-name="T1">Time is constantly running out (starting from ten seconds)</text:span></text:p>
        </text:list-item>
        <text:list-item>
          <text:p text:style-name="P3"><text:span text:style-name="T1">Enemies can slow the time down (otherwise time starts to accelerate at a rate of 1/100 second)</text:span></text:p>
        </text:list-item>
        <text:list-item>
          <text:p text:style-name="P3"><text:span text:style-name="T1">Different enemies slow time at different rates and for a different amount of real time (drone: 1/100 second for 3 real seconds, for example)</text:span></text:p>
        </text:list-item>
        <text:list-item>
          <text:p text:style-name="P3"><text:span text:style-name="T1">Multipliers also affect the time, so 1/100 becomes 1/25 if it's a 4x multiplier</text:span></text:p>
        </text:list-item>
        <text:list-item>
          <text:p text:style-name="P3"><text:span text:style-name="T1">A limit of 1/1,000,000 is imposed (Using microseconds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Asul" svg:font-family="Asu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 PL New Sung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 PL New Sung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5T12:34:33</meta:creation-date>
    <dc:date>2013-08-25T12:41:10</dc:date>
    <meta:editing-duration>P0D</meta:editing-duration>
    <meta:editing-cycles>1</meta:editing-cycles>
    <meta:document-statistic meta:table-count="0" meta:image-count="0" meta:object-count="0" meta:page-count="1" meta:paragraph-count="8" meta:word-count="84" meta:character-count="473" meta:non-whitespace-character-count="403"/>
    <meta:generator>LibreOffice/4.0.4.2$Linux_X86_64 LibreOffice_project/400m0$Build-2</meta:generator>
  </office:meta>
</office:document-meta>
</file>